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MT" svg:font-family="ArialMT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" style:family="paragraph" style:parent-style-name="Header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MT" fo:font-size="9.5pt" fo:font-weight="normal" style:font-name-asian="ArialMT" style:font-size-asian="9.5pt" style:font-weight-asian="normal" style:font-name-complex="ArialMT" style:font-size-complex="9.5pt" style:font-weight-complex="normal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bd66c" officeooo:paragraph-rsid="000bd66c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Heading_20_1">
      <style:paragraph-properties fo:text-align="center" style:justify-single-word="false"/>
      <style:text-properties style:font-name="Andale Mono"/>
    </style:style>
    <style:style style:name="T1" style:family="text">
      <style:text-properties fo:color="#000000" style:font-name="ArialMT" fo:font-size="9.5pt" style:font-name-asian="ArialMT" style:font-size-asian="9.5pt" style:font-name-complex="ArialMT" style:font-size-complex="9.5pt"/>
    </style:style>
    <style:style style:name="T2" style:family="text">
      <style:text-properties fo:color="#000000" style:font-name="ArialMT" fo:font-size="9.5pt" fo:font-weight="bold" style:font-name-asian="ArialMT" style:font-size-asian="9.5pt" style:font-weight-asian="bold" style:font-name-complex="ArialMT" style:font-size-complex="9.5pt" style:font-weight-complex="bold"/>
    </style:style>
    <style:style style:name="T3" style:family="text">
      <style:text-properties fo:color="#000000" style:font-name="ArialMT" fo:font-size="9.5pt" fo:font-weight="normal" style:font-name-asian="ArialMT" style:font-size-asian="9.5pt" style:font-weight-asian="normal" style:font-name-complex="ArialMT" style:font-size-complex="9.5pt" style:font-weight-complex="normal"/>
    </style:style>
    <style:style style:name="T4" style:family="text">
      <style:text-properties fo:color="#000000" style:font-name="ArialMT" fo:font-size="9.5pt" fo:font-weight="normal" officeooo:rsid="000b2f9d" style:font-name-asian="ArialMT" style:font-size-asian="9.5pt" style:font-weight-asian="normal" style:font-name-complex="ArialMT" style:font-size-complex="9.5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87da0" style:font-style-asian="italic" style:font-style-complex="italic"/>
    </style:style>
    <style:style style:name="T7" style:family="text">
      <style:text-properties fo:font-style="italic" officeooo:rsid="00095ef3" style:font-style-asian="italic" style:font-style-complex="italic"/>
    </style:style>
    <style:style style:name="T8" style:family="text">
      <style:text-properties officeooo:rsid="00087d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3. laboratorijska vježba</text:h>
      <text:p text:style-name="P3"/>
      <text:p text:style-name="P3"/>
      <text:h text:style-name="Heading_20_3" text:outline-level="3">Zadatak</text:h>
      <text:p text:style-name="P5"/>
      <text:p text:style-name="P4">Potrebno je </text:p>
      <text:list xml:id="list8793273198875636629" text:style-name="L1">
        <text:list-item>
          <text:p text:style-name="P7">napraviti MySQL tablice za:</text:p>
        </text:list-item>
      </text:list>
      <text:list xml:id="list4859642310283088454" text:style-name="L2">
        <text:list-item>
          <text:list>
            <text:list-item>
              <text:p text:style-name="P8">popis <text:span text:style-name="T8">pacijenata</text:span> (pogledati 1. laboratorijsku vježbu)</text:p>
            </text:list-item>
            <text:list-item>
              <text:p text:style-name="P8"><text:span text:style-name="T8">unos podataka o pacijentima</text:span> napravljenu u 2. laboratorijskoj vježbi</text:p>
            </text:list-item>
            <text:list-item>
              <text:p text:style-name="P8">korisničke podatke (korisničko ime, lozinka, pravo ime)</text:p>
              <text:p text:style-name="P8"/>
            </text:list-item>
          </text:list>
        </text:list-item>
      </text:list>
      <text:list xml:id="list91443056755967" text:continue-list="list8793273198875636629" text:style-name="L1">
        <text:list-item>
          <text:p text:style-name="P7">popuniti tablicu iz 1a zadatka za sve <text:span text:style-name="T8">pacijente</text:span> (prema danom <text:span text:style-name="T8">XLS </text:span>izvoru podataka)</text:p>
          <text:p text:style-name="P7"/>
        </text:list-item>
        <text:list-item>
          <text:p text:style-name="P7"><text:span text:style-name="T8">napisati kod koji će u bazu </text:span>sprem<text:span text:style-name="T8">a</text:span>ti podatke iz <text:span text:style-name="T8">unosa podataka (vezano uz zadatak 1b)</text:span> </text:p>
          <text:p text:style-name="P10"/>
        </text:list-item>
      </text:list>
      <text:p text:style-name="P6"/>
      <text:p text:style-name="P4">Stranice možete testirati učitavanjem u bilo koji browser. Preporuka je testirati sa Firefox i Chrome pretraživačima. </text:p>
      <text:p text:style-name="P4"/>
      <text:p text:style-name="P4">Stranice trebaju biti spremljene u poddirektoriju <text:span text:style-name="T7">la</text:span><text:span text:style-name="T6">b3</text:span><text:span text:style-name="T5">,</text:span> <text:s/>na način kako je na 1. lab. vježbama bio pospremljen <text:span text:style-name="T6">lab1</text:span>. Kako će Vam trebati kostur i stranica sa <text:span text:style-name="T6">lab2</text:span>, slobodno ih kopirajte.</text:p>
      <text:p text:style-name="P4"/>
      <text:p text:style-name="P4"/>
      <text:p text:style-name="P4">Literatura: w3schools, prezentacija sa predavanja, svi drugi materijali na Internetu.</text:p>
      <text:p text:style-name="P4"/>
      <text:p text:style-name="P9">Napomena: dopušteno je koristiti bilo koji MySQL manager. Ako student koristi PHPMyAdmin, treba skinuti najnoviju verziju te je postaviti u isti direktorij s ostalim datotekama. Isprobajte u Vagrantu na računalu kod kuće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ArialMT" svg:font-family="ArialMT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MP2" style:family="paragraph" style:parent-style-name="Header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rialMT" fo:font-size="9.5pt" fo:font-weight="normal" style:font-name-asian="ArialMT" style:font-size-asian="9.5pt" style:font-weight-asian="normal" style:font-name-complex="ArialMT" style:font-size-complex="9.5pt" style:font-weight-complex="normal"/>
    </style:style>
    <style:style style:name="MT1" style:family="text">
      <style:text-properties fo:color="#000000" style:font-name="ArialMT" fo:font-size="9.5pt" style:font-name-asian="ArialMT" style:font-size-asian="9.5pt" style:font-name-complex="ArialMT" style:font-size-complex="9.5pt"/>
    </style:style>
    <style:style style:name="MT2" style:family="text">
      <style:text-properties fo:color="#000000" style:font-name="ArialMT" fo:font-size="9.5pt" fo:font-weight="bold" style:font-name-asian="ArialMT" style:font-size-asian="9.5pt" style:font-weight-asian="bold" style:font-name-complex="ArialMT" style:font-size-complex="9.5pt" style:font-weight-complex="bold"/>
    </style:style>
    <style:style style:name="MT3" style:family="text">
      <style:text-properties fo:color="#000000" style:font-name="ArialMT" fo:font-size="9.5pt" fo:font-weight="normal" style:font-name-asian="ArialMT" style:font-size-asian="9.5pt" style:font-weight-asian="normal" style:font-name-complex="ArialMT" style:font-size-complex="9.5pt" style:font-weight-complex="normal"/>
    </style:style>
    <style:style style:name="MT4" style:family="text">
      <style:text-properties fo:color="#000000" style:font-name="ArialMT" fo:font-size="9.5pt" fo:font-weight="normal" officeooo:rsid="000b2f9d" style:font-name-asian="ArialMT" style:font-size-asian="9.5pt" style:font-weight-asian="normal" style:font-name-complex="ArialMT" style:font-size-complex="9.5pt" style:font-weight-complex="normal"/>
    </style:style>
    <style:page-layout style:name="Mpm1">
      <style:page-layout-properties fo:page-width="8.2701in" fo:page-height="11.6902in" style:num-format="1" style:print-orientation="portrait" fo:margin-top="0.4in" fo:margin-bottom="0.7874in" fo:margin-left="0.4in" fo:margin-right="0.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aboratorijske vježbe iz kolegija </text:span><text:span text:style-name="MT2">“Dinamičke web aplikacije” </text:span><text:span text:style-name="MT3">201</text:span><text:span text:style-name="MT4">3</text:span><text:span text:style-name="MT3">/201</text:span><text:span text:style-name="MT4">4</text:span><text:span text:style-name="MT3"><text:tab/></text:span></text:p>
        <text:p text:style-name="MP2">Stručni studij – smjer računarstvo </text:p>
        <text:p text:style-name="MP2">Tehničko veleučilište u Zagreb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pe Predanić</meta:initial-creator>
    <meta:creation-date>2011-03-20T13:02:37</meta:creation-date>
    <dc:date>2014-04-12T09:14:42.039579641</dc:date>
    <dc:creator>stipe </dc:creator>
    <meta:editing-duration>PT2H7M15S</meta:editing-duration>
    <meta:editing-cycles>14</meta:editing-cycles>
    <meta:generator>LibreOffice/4.1.4.2$Linux_X86_64 LibreOffice_project/410m0$Build-2</meta:generator>
    <meta:document-statistic meta:table-count="0" meta:image-count="0" meta:object-count="0" meta:page-count="1" meta:paragraph-count="16" meta:word-count="170" meta:character-count="1171" meta:non-whitespace-character-count="1015"/>
  </office:meta>
</office:document-meta>
</file>